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de2b" officeooo:paragraph-rsid="000ede2b"/>
    </style:style>
    <style:style style:name="P2" style:family="paragraph" style:parent-style-name="Text_20_body">
      <style:text-properties officeooo:rsid="000ede2b" officeooo:paragraph-rsid="000ef5bd"/>
    </style:style>
    <style:style style:name="P3" style:family="paragraph" style:parent-style-name="Text_20_body">
      <style:text-properties officeooo:paragraph-rsid="000ede2b"/>
    </style:style>
    <style:style style:name="P4" style:family="paragraph" style:parent-style-name="Text_20_body">
      <style:text-properties fo:font-weight="bold" officeooo:rsid="000ede2b" officeooo:paragraph-rsid="000ede2b" style:font-weight-asian="bold" style:font-weight-complex="bold"/>
    </style:style>
    <style:style style:name="P5" style:family="paragraph" style:parent-style-name="Text_20_body">
      <style:text-properties fo:font-weight="bold" officeooo:rsid="000ef5bd" officeooo:paragraph-rsid="000ef5bd" style:font-weight-asian="bold" style:font-weight-complex="bold"/>
    </style:style>
    <style:style style:name="P6" style:family="paragraph" style:parent-style-name="Text_20_body">
      <style:text-properties officeooo:paragraph-rsid="000ef5bd"/>
    </style:style>
    <style:style style:name="P7" style:family="paragraph" style:parent-style-name="Text_20_body">
      <style:text-properties officeooo:rsid="0010cbe4" officeooo:paragraph-rsid="0010cbe4"/>
    </style:style>
    <style:style style:name="P8" style:family="paragraph" style:parent-style-name="Text_20_body">
      <style:text-properties officeooo:paragraph-rsid="0010cbe4"/>
    </style:style>
    <style:style style:name="P9"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officeooo:rsid="0010cbe4" officeooo:paragraph-rsid="0010cbe4"/>
    </style:style>
    <style:style style:name="P10"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officeooo:paragraph-rsid="0010cbe4"/>
    </style:style>
    <style:style style:name="P11" style:family="paragraph" style:parent-style-name="Heading_20_1">
      <style:text-properties officeooo:rsid="000ede2b" officeooo:paragraph-rsid="000ede2b"/>
    </style:style>
    <style:style style:name="P12" style:family="paragraph" style:parent-style-name="Heading_20_1">
      <style:text-properties officeooo:rsid="0012eae9" officeooo:paragraph-rsid="0012eae9"/>
    </style:style>
    <style:style style:name="P13" style:family="paragraph" style:parent-style-name="Text_20_body">
      <style:text-properties officeooo:rsid="000ede2b" officeooo:paragraph-rsid="000ede2b"/>
    </style:style>
    <style:style style:name="P14"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officeooo:paragraph-rsid="0010cbe4"/>
    </style:style>
    <style:style style:name="P15"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paragraph-rsid="0010cbe4"/>
    </style:style>
    <style:style style:name="T1" style:family="text">
      <style:text-properties fo:font-weight="normal" style:font-weight-asian="normal" style:font-weight-complex="normal"/>
    </style:style>
    <style:style style:name="T2" style:family="text">
      <style:text-properties fo:font-weight="normal" officeooo:rsid="000ede2b" style:font-weight-asian="normal" style:font-weight-complex="normal"/>
    </style:style>
    <style:style style:name="T3" style:family="text">
      <style:text-properties fo:font-weight="normal" officeooo:rsid="000ef5bd" style:font-weight-asian="normal" style:font-weight-complex="normal"/>
    </style:style>
    <style:style style:name="T4" style:family="text">
      <style:text-properties fo:font-weight="normal" officeooo:rsid="0010cbe4" style:font-weight-asian="normal" style:font-weight-complex="normal"/>
    </style:style>
    <style:style style:name="T5" style:family="text">
      <style:text-properties fo:font-weight="normal" officeooo:rsid="00125353"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0ede2b" style:font-weight-asian="bold" style:font-weight-complex="bold"/>
    </style:style>
    <style:style style:name="T8" style:family="text">
      <style:text-properties fo:font-weight="bold" officeooo:rsid="000ef5bd" style:font-weight-asian="bold"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0cbe4" style:font-style-asian="italic" style:font-weight-asian="normal" style:font-style-complex="italic" style:font-weight-complex="normal"/>
    </style:style>
    <style:style style:name="T11" style:family="text">
      <style:text-properties fo:font-style="italic" fo:font-weight="bold" officeooo:rsid="000ede2b" style:font-style-asian="italic" style:font-weight-asian="bold" style:font-style-complex="italic"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ede2b" style:font-style-asian="normal" style:font-weight-asian="normal" style:font-style-complex="normal" style:font-weight-complex="normal"/>
    </style:style>
    <style:style style:name="T14" style:family="text">
      <style:text-properties fo:font-style="normal" fo:font-weight="normal" officeooo:rsid="000ef5bd" style:font-style-asian="normal" style:font-weight-asian="normal" style:font-style-complex="normal" style:font-weight-complex="normal"/>
    </style:style>
    <style:style style:name="T15" style:family="text">
      <style:text-properties fo:font-style="normal" fo:font-weight="normal" officeooo:rsid="0010cbe4" style:font-style-asian="normal" style:font-weight-asian="normal" style:font-style-complex="normal" style:font-weight-complex="normal"/>
    </style:style>
    <style:style style:name="T16" style:family="text">
      <style:text-properties fo:font-style="normal" fo:font-weight="bold" officeooo:rsid="000ede2b" style:font-style-asian="normal" style:font-weight-asian="bold" style:font-style-complex="normal" style:font-weight-complex="bold"/>
    </style:style>
    <style:style style:name="T17" style:family="text">
      <style:text-properties officeooo:rsid="000ef5bd"/>
    </style:style>
    <style:style style:name="T18" style:family="text">
      <style:text-properties officeooo:rsid="0012ea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erequisits</text:h>
      <text:p text:style-name="P4">Youtube-dl<text:span text:style-name="T1"> : You need to have </text:span>youtube-dl<text:span text:style-name="T1"> installed on your machine.</text:span></text:p>
      <text:p text:style-name="P4">MySQL<text:span text:style-name="T1">: You need to have a </text:span>MySQL server <text:span text:style-name="T1">installed in you network.</text:span></text:p>
      <text:h text:style-name="P11" text:outline-level="1">Config</text:h>
      <text:p text:style-name="P1">You will need to configure SoftTube by editing the config-file <text:span text:style-name="T6">softtube.config</text:span>.</text:p>
      <text:p text:style-name="P1">* If you want to use SoftTube on more than one machine, the recommendation is to set up one central MySQL server, with a folder shared with NFS <text:span text:style-name="T18">(see below)</text:span>. Then mount that NFS share<text:span text:style-name="T18">d folder</text:span> on all other machines. It is recommended to have the following sub folders, in the shared folder: backup, client, config, log, thumbnails and videos.</text:p>
      <text:p text:style-name="P4">Backup<text:span text:style-name="T1"> : Folder where </text:span>softtube.backup<text:span text:style-name="T1"> should store </text:span>MySQL<text:span text:style-name="T1"> backups.</text:span></text:p>
      <text:p text:style-name="P3"><text:span text:style-name="T7">Client</text:span><text:span text:style-name="T2"> : Folder where required files for </text:span><text:span text:style-name="T7">SoftTube</text:span><text:span text:style-name="T2"> are stored. They can be installed in </text:span><text:span text:style-name="T11">/opt/</text:span><text:span text:style-name="T16">softtube/</text:span><text:span text:style-name="T13"> using the </text:span><text:span text:style-name="T16">install</text:span><text:span text:style-name="T13"> script.</text:span></text:p>
      <text:p text:style-name="P3"><text:span text:style-name="T16">Config</text:span><text:span text:style-name="T13"> : Folder containing copies of the config files. They configs are placed in </text:span><text:span text:style-name="T16">~/.config/softtube</text:span><text:span text:style-name="T13"> when running the </text:span><text:span text:style-name="T16">install</text:span><text:span text:style-name="T13"> script.</text:span></text:p>
      <text:p text:style-name="P3"><text:span text:style-name="T16">Log</text:span><text:span text:style-name="T13"> : Recommended folder to store the log files. Note that </text:span><text:span text:style-name="T16">softtube.client.log </text:span><text:span text:style-name="T13">will be shared amongst all clients if they all choose to store the log file here. Might cause conflicts?</text:span></text:p>
      <text:p text:style-name="P3"><text:span text:style-name="T16">Thumbnail </text:span><text:span text:style-name="T13">: Folder where </text:span><text:span text:style-name="T16">softtube.update</text:span><text:span text:style-name="T13"> will store thumbnails for new videos.</text:span></text:p>
      <text:p text:style-name="P3"><text:span text:style-name="T16">Videos</text:span><text:span text:style-name="T13"> : Folder where </text:span><text:span text:style-name="T16">softtube.download</text:span><text:span text:style-name="T13"> will store videos that have been requested to be downloaded. </text:span><text:span text:style-name="T14">This should also be where the client looks for videos.</text:span></text:p>
      <text:p text:style-name="P6"><text:span text:style-name="T17">Note that the </text:span><text:span text:style-name="T8">youtube-dl</text:span><text:span text:style-name="T3"> path might not be needed, depending on how things are set up on your computer. Leave it empty (“”) if you don’t need it.</text:span></text:p>
      <text:p text:style-name="P6"><text:span text:style-name="T3">Note also that the intervals are in seconds. Every channel has a 0, 1 or 2 in the </text:span><text:span text:style-name="T8">frequency </text:span><text:span text:style-name="T3">column, depending on how often you want </text:span><text:span text:style-name="T8">softtube.update</text:span><text:span text:style-name="T3"> to check for updates. </text:span><text:span text:style-name="T8">YouTube</text:span><text:span text:style-name="T3"> will lock your IP out if you make too many requests under a period of time, so don’t set this to low. Most channels only put out a video a day (or even week) anyway, so checking every few hours is enough.</text:span></text:p>
      <text:p text:style-name="P5">Example config file :</text:p>
      <text:p text:style-name="P2">{</text:p>
      <text:p text:style-name="P1"><text:s text:c="4"/>"connection" : {</text:p>
      <text:p text:style-name="P1"><text:s text:c="8"/>"server" <text:s text:c="2"/>: "x.x.x.x", <text:tab/><text:tab/><text:tab/>// IP to server</text:p>
      <text:p text:style-name="P1"><text:s text:c="8"/>"port" <text:s text:c="4"/>: 3306,<text:tab/><text:tab/><text:tab/><text:tab/>// MySQL port number</text:p>
      <text:p text:style-name="P1"><text:s text:c="8"/>"database" : "softtube",<text:tab/><text:tab/><text:tab/>// Database name</text:p>
      <text:p text:style-name="P1"><text:s text:c="8"/>"username" : "user",<text:tab/><text:tab/><text:tab/>// User name</text:p>
      <text:p text:style-name="P1"><text:soft-page-break/><text:s text:c="8"/>"password" : "[password]"<text:tab/><text:tab/>// Encrypted password</text:p>
      <text:p text:style-name="P1"><text:s text:c="4"/>},</text:p>
      <text:p text:style-name="P1"><text:s text:c="4"/>"server-paths" : {</text:p>
      <text:p text:style-name="P1"><text:s text:c="8"/>"log" <text:s text:c="7"/>: "/softtube/log",<text:tab/><text:tab/>// Path to log files</text:p>
      <text:p text:style-name="P1"><text:s text:c="8"/>"backup" <text:s text:c="4"/>: "/softtube/backup",<text:tab/>// Path to backups</text:p>
      <text:p text:style-name="P1"><text:s text:c="8"/>"youtube-dl" : "/usr/local/bin",<text:tab/><text:tab/>// Path to <text:span text:style-name="T6">youtube-dl</text:span></text:p>
      <text:p text:style-name="P1"><text:s text:c="8"/>"thumbnails" : "/softtube/thumbnails",<text:tab/>// Path to thumbnails</text:p>
      <text:p text:style-name="P1"><text:s text:c="8"/>"videos" <text:s text:c="4"/>: "/softtube/videos"<text:tab/><text:tab/>// Path to videos</text:p>
      <text:p text:style-name="P1"><text:s text:c="4"/>},</text:p>
      <text:p text:style-name="P1"><text:s text:c="4"/>"client-paths" : {</text:p>
      <text:p text:style-name="P1"><text:s text:c="8"/>"log" <text:s text:c="7"/>: "/softtube/log",<text:tab/><text:tab/>// Path to log files</text:p>
      <text:p text:style-name="P1"><text:s text:c="8"/>"thumbnails" : "/softtube/thumbnails",<text:tab/>// Path to thumbnails</text:p>
      <text:p text:style-name="P1"><text:s text:c="8"/>"videos" <text:s text:c="4"/>: "/softtube/videos"<text:tab/><text:tab/>// Path to videos</text:p>
      <text:p text:style-name="P1"><text:s text:c="4"/>},</text:p>
      <text:p text:style-name="P1"><text:s text:c="4"/>"logs" : {</text:p>
      <text:p text:style-name="P1"><text:s text:c="8"/>"backup" <text:s text:c="2"/>: "softtube.backup.log",<text:tab/>// SoftTube backup log file name</text:p>
      <text:p text:style-name="P1"><text:s text:c="8"/>"update" <text:s text:c="2"/>: "softtube.update.log",<text:tab/>// SoftTube update log file name</text:p>
      <text:p text:style-name="P1"><text:s text:c="8"/>"download" : "softtube.download.log",<text:tab/>// SoftTube download log file name</text:p>
      <text:p text:style-name="P1"><text:s text:c="8"/>"softtube" : "softtube.client.log"<text:tab/>// SoftTube client log file name</text:p>
      <text:p text:style-name="P1"><text:s text:c="4"/>},</text:p>
      <text:p text:style-name="P1"><text:s text:c="4"/>"intervals" : {<text:tab/><text:tab/><text:tab/><text:tab/>// Interval in seconds</text:p>
      <text:p text:style-name="P1"><text:s text:c="8"/>"high" <text:s text:c="2"/>: 1800,<text:tab/><text:tab/><text:tab/><text:tab/></text:p>
      <text:p text:style-name="P1"><text:s text:c="8"/>"medium" : 7200,</text:p>
      <text:p text:style-name="P1"><text:s text:c="8"/>"low" <text:s text:c="3"/>: 14400</text:p>
      <text:p text:style-name="P1"><text:s text:c="4"/>}</text:p>
      <text:p text:style-name="P1">}</text:p>
      <text:h text:style-name="Heading_20_1" text:outline-level="1">Crontab</text:h>
      <text:p text:style-name="P8"><text:span text:style-name="T8">SoftTube</text:span><text:span text:style-name="T3"> needs a couple of programs to run on regular intervals to work correctly. </text:span><text:span text:style-name="T4">This is only needed on the server, the clients do not need any other programs running.</text:span></text:p>
      <text:p text:style-name="P8"><text:soft-page-break/><text:span text:style-name="T3">First it needs </text:span><text:span text:style-name="T8">softtube.update</text:span><text:span text:style-name="T3"> to run every minute or so. </text:span><text:span text:style-name="T8">Softtube.update</text:span><text:span text:style-name="T3"> only checks if enough time have passed since the last check, and then does a check against </text:span><text:span text:style-name="T8">YouTube</text:span><text:span text:style-name="T3"> to see if new videos have been released (for each channel). </text:span><text:span text:style-name="T5">If not enough time has passed, it does nothing and shuts down. </text:span><text:span text:style-name="T3">It is therefor safe to run </text:span><text:span text:style-name="T8">softtube.update</text:span><text:span text:style-name="T3"> every minute. If no channel needs a check no requests will be made to the </text:span><text:span text:style-name="T8">YouTube</text:span><text:span text:style-name="T3"> servers.</text:span></text:p>
      <text:p text:style-name="P7"><text:span text:style-name="T3">S</text:span><text:span text:style-name="T1">econdly, it needs </text:span><text:span text:style-name="T6">softtube.download</text:span><text:span text:style-name="T1"> to run every minute or so to download videos that have been requested to be downloaded by the server. If no videos have been requested to be downloaded, nothing will be done, it will start up and close down in less than a second.</text:span></text:p>
      <text:p text:style-name="P7"><text:span text:style-name="T1">Thirdly, it is recommended to run </text:span><text:span text:style-name="T6">softtube.backup</text:span><text:span text:style-name="T1"> once a day or so. It will make a backup of the database (and it contents) and store it in the folder specified in the config.</text:span></text:p>
      <text:p text:style-name="P7"><text:span text:style-name="T3">T</text:span><text:span text:style-name="T1">he following </text:span><text:span text:style-name="T6">crontab</text:span><text:span text:style-name="T1">, runs </text:span><text:span text:style-name="T6">softtube.backup</text:span><text:span text:style-name="T1"> once a day, </text:span><text:span text:style-name="T6">softtube.update</text:span><text:span text:style-name="T1"> every two minutes, and finally </text:span><text:span text:style-name="T6">softtube.download</text:span><text:span text:style-name="T1"> every minute. Use the command </text:span><text:span text:style-name="T6">crontab -e</text:span><text:span text:style-name="T1"> to edit the crontab (on the server):</text:span></text:p>
      <text:p text:style-name="P9"><text:span text:style-name="T3">0 </text:span><text:span text:style-name="T1">0 * * * </text:span><text:span text:style-name="T9">opt</text:span><text:span text:style-name="T12">softtube/softtube.backup</text:span></text:p>
      <text:p text:style-name="P10"><text:span text:style-name="T14">*/</text:span><text:span text:style-name="T15">2 * * * * </text:span><text:span text:style-name="T10">opt</text:span><text:span text:style-name="T15">softtube/softtube.update</text:span></text:p>
      <text:p text:style-name="P10"><text:span text:style-name="T14">* *</text:span><text:span text:style-name="T15"> * * * </text:span><text:span text:style-name="T10">opt</text:span><text:span text:style-name="T15">softtube/softtube.download</text:span></text:p>
      <text:p text:style-name="P10"><text:span text:style-name="T15"/></text:p>
      <text:h text:style-name="P12" text:outline-level="1">How to set up a shared folder (NFS)</text:h>
      <text:p text:style-name="P15"><text:span text:style-name="T15"># See : https://forum.manjaro.org/t/simple-local-file-sharing/129561/5</text:span></text:p>
      <text:p text:style-name="P15"><text:span text:style-name="T15"/></text:p>
      <text:p text:style-name="P15"><text:span text:style-name="T15"># Install nfs-server (Linux Mint)</text:span></text:p>
      <text:p text:style-name="P15"><text:span text:style-name="T15">sudo apt install nfs-server</text:span></text:p>
      <text:p text:style-name="P15"><text:span text:style-name="T15"/></text:p>
      <text:p text:style-name="P15"><text:span text:style-name="T15"># Create export directory</text:span></text:p>
      <text:p text:style-name="P15"><text:span text:style-name="T15">sudo mkdir /shared</text:span></text:p>
      <text:p text:style-name="P15"><text:span text:style-name="T15"/></text:p>
      <text:p text:style-name="P15"><text:span text:style-name="T15"># Set permissions on export directory</text:span></text:p>
      <text:p text:style-name="P15"><text:span text:style-name="T15">sudo chmod 777 /shared</text:span></text:p>
      <text:p text:style-name="P15"><text:span text:style-name="T15"/></text:p>
      <text:p text:style-name="P15"><text:span text:style-name="T15"># Setup shared folder, by editing /etc/exports...</text:span></text:p>
      <text:p text:style-name="P15"><text:span text:style-name="T15">sudo xed /etc/exports</text:span></text:p>
      <text:p text:style-name="P15"><text:span text:style-name="T15"/></text:p>
      <text:p text:style-name="P15"><text:soft-page-break/><text:span text:style-name="T15"># ...add the following content (192.168.1.3 = Server IP)</text:span></text:p>
      <text:p text:style-name="P15"><text:span text:style-name="T15">/shared 192.168.1.3/255.255.255.0(rw,no_root_squash,no_subtree_check)</text:span></text:p>
      <text:p text:style-name="P15"><text:span text:style-name="T15"/></text:p>
      <text:p text:style-name="P15"><text:span text:style-name="T15"># Start the export</text:span></text:p>
      <text:p text:style-name="P15"><text:span text:style-name="T15">sudo exportfs -rav</text:span></text:p>
      <text:p text:style-name="P15"><text:span text:style-name="T15"/></text:p>
      <text:p text:style-name="P15"><text:span text:style-name="T15"># Restart nfs server (not needed?)</text:span></text:p>
      <text:p text:style-name="P15"><text:span text:style-name="T15">service nfs-kernel-server restart</text:span></text:p>
      <text:p text:style-name="P15"><text:span text:style-name="T15"/></text:p>
      <text:p text:style-name="P15"><text:span text:style-name="T15">On the client (Manjaro Cinnamon):</text:span></text:p>
      <text:p text:style-name="P15"><text:span text:style-name="T15"/></text:p>
      <text:p text:style-name="P15"><text:span text:style-name="T15"># On client (Manjaro), install nfs</text:span></text:p>
      <text:p text:style-name="P15"><text:span text:style-name="T15">sudo pacman -S nfs-common</text:span></text:p>
      <text:p text:style-name="P15"><text:span text:style-name="T15"/></text:p>
      <text:p text:style-name="P15"><text:span text:style-name="T15"># Create the shared folder on client</text:span></text:p>
      <text:p text:style-name="P15"><text:span text:style-name="T15">sudo mkdir /shared</text:span></text:p>
      <text:p text:style-name="P15"><text:span text:style-name="T15"/></text:p>
      <text:p text:style-name="P15"><text:span text:style-name="T15"># (optional) Check exported directories (192.168.1.3 = Server IP)</text:span></text:p>
      <text:p text:style-name="P15"><text:span text:style-name="T15">showmount -e 192.168.1.3</text:span></text:p>
      <text:p text:style-name="P15"><text:span text:style-name="T15"/></text:p>
      <text:p text:style-name="P15"><text:span text:style-name="T15"># Mount exported folder manually, or...</text:span></text:p>
      <text:p text:style-name="P15"><text:span text:style-name="T15">sudo mount -t nfs 192.168.1.3:/shared /shared</text:span></text:p>
      <text:p text:style-name="P15"><text:span text:style-name="T15"/></text:p>
      <text:p text:style-name="P15"><text:span text:style-name="T15"># Mount the shared folder in fstab...</text:span></text:p>
      <text:p text:style-name="P15"><text:span text:style-name="T15">sudo xed /etc/fstab</text:span></text:p>
      <text:p text:style-name="P15"><text:span text:style-name="T15"/></text:p>
      <text:p text:style-name="P15"><text:span text:style-name="T15"># ...and add the line:</text:span></text:p>
      <text:p text:style-name="P15"><text:span text:style-name="T15">192.168.1.3:/shared /shared nfs rw,soft,intr 0 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6T13:26:24.100071605</meta:creation-date>
    <dc:date>2020-04-06T14:16:55.234607209</dc:date>
    <meta:editing-duration>PT15M27S</meta:editing-duration>
    <meta:editing-cycles>3</meta:editing-cycles>
    <meta:generator>LibreOffice/6.3.5.2$Linux_X86_64 LibreOffice_project/30$Build-2</meta:generator>
    <meta:document-statistic meta:table-count="0" meta:image-count="0" meta:object-count="0" meta:page-count="4" meta:paragraph-count="85" meta:word-count="859" meta:character-count="5515" meta:non-whitespace-character-count="4477"/>
  </office:meta>
</office:document-meta>
</file>